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askerville Old Face" svg:font-family="Baskerville Old Face" style:font-family-generic="roman" style:font-pitch="variable" svg:panose-1="2 2 6 2 8 5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western" style:master-page-name="MP0" style:family="paragraph">
      <style:paragraph-properties fo:break-before="page" fo:text-align="center" fo:margin-bottom="0in"/>
    </style:style>
    <style:style style:name="T2" style:parent-style-name="Policepardéfaut" style:family="text">
      <style:text-properties style:font-name="Baskerville Old Face" fo:font-weight="bold" style:font-weight-asian="bold" style:font-weight-complex="bold" fo:font-size="12pt" style:font-size-asian="12pt" style:font-size-complex="12pt" fo:language="en" fo:country="US"/>
    </style:style>
    <style:style style:name="P3" style:parent-style-name="western" style:family="paragraph">
      <style:paragraph-properties fo:text-align="center" fo:margin-bottom="0in"/>
    </style:style>
    <style:style style:name="T4" style:parent-style-name="Policepardéfaut" style:family="text">
      <style:text-properties style:font-name="Baskerville Old Face" fo:font-style="italic" style:font-style-asian="italic" style:font-style-complex="italic" fo:font-size="12pt" style:font-size-asian="12pt" style:font-size-complex="12pt"/>
    </style:style>
    <style:style style:name="T5" style:parent-style-name="Policepardéfaut" style:family="text">
      <style:text-properties fo:language="en" fo:country="US"/>
    </style:style>
    <style:style style:name="T6" style:parent-style-name="Policepardéfaut" style:family="text">
      <style:text-properties fo:font-style="italic" style:font-style-asian="italic" style:font-style-complex="italic" fo:font-size="12pt" style:font-size-asian="12pt" style:font-size-complex="12pt"/>
    </style:style>
    <style:style style:name="T7" style:parent-style-name="Policepardéfaut" style:family="text">
      <style:text-properties style:font-name="Baskerville Old Face" fo:font-style="italic" style:font-style-asian="italic" style:font-style-complex="italic" fo:font-size="12pt" style:font-size-asian="12pt" style:font-size-complex="12pt"/>
    </style:style>
    <style:style style:name="T8" style:parent-style-name="Policepardéfaut" style:family="text">
      <style:text-properties style:font-name="Baskerville Old Face" fo:font-style="italic" style:font-style-asian="italic" style:font-style-complex="italic" fo:font-size="12pt" style:font-size-asian="12pt" style:font-size-complex="12pt"/>
    </style:style>
    <style:style style:name="T9" style:parent-style-name="Policepardéfaut" style:family="text">
      <style:text-properties style:font-name="Baskerville Old Face" fo:font-style="italic" style:font-style-asian="italic" style:font-style-complex="italic" fo:font-size="12pt" style:font-size-asian="12pt" style:font-size-complex="12pt"/>
    </style:style>
    <style:style style:name="T10" style:parent-style-name="Policepardéfaut" style:family="text">
      <style:text-properties fo:language="en" fo:country="US"/>
    </style:style>
    <style:style style:name="T11" style:parent-style-name="Policepardéfaut" style:family="text">
      <style:text-properties style:font-name="Baskerville Old Face" fo:font-style="italic" style:font-style-asian="italic" style:font-style-complex="italic" fo:font-size="12pt" style:font-size-asian="12pt" style:font-size-complex="12pt"/>
    </style:style>
    <style:style style:name="T12" style:parent-style-name="Policepardéfaut" style:family="text">
      <style:text-properties fo:language="en" fo:country="US"/>
    </style:style>
    <style:style style:name="T13" style:parent-style-name="Policepardéfaut" style:family="text">
      <style:text-properties style:font-name="Baskerville Old Face" fo:font-style="italic" style:font-style-asian="italic" style:font-style-complex="italic" fo:font-size="12pt" style:font-size-asian="12pt" style:font-size-complex="12pt"/>
    </style:style>
    <style:style style:name="T14" style:parent-style-name="Policepardéfaut" style:family="text">
      <style:text-properties style:font-name="Baskerville Old Face" fo:font-size="12pt" style:font-size-asian="12pt" style:font-size-complex="12pt"/>
    </style:style>
    <style:style style:name="P15" style:parent-style-name="western" style:family="paragraph">
      <style:paragraph-properties fo:text-align="center" fo:margin-bottom="0in"/>
    </style:style>
    <style:style style:name="T16" style:parent-style-name="Policepardéfaut" style:family="text">
      <style:text-properties style:font-name="Baskerville Old Face" fo:font-size="12pt" style:font-size-asian="12pt" style:font-size-complex="12pt" fo:language="en" fo:country="US"/>
    </style:style>
    <style:style style:name="T17" style:parent-style-name="Policepardéfaut" style:family="text">
      <style:text-properties style:font-name="Baskerville Old Face" fo:font-size="12pt" style:font-size-asian="12pt" style:font-size-complex="12pt" fo:language="en" fo:country="US"/>
    </style:style>
    <style:style style:name="P18" style:parent-style-name="western" style:family="paragraph">
      <style:paragraph-properties fo:margin-bottom="0in"/>
      <style:text-properties fo:language="en" fo:country="US"/>
    </style:style>
    <style:style style:name="P19" style:parent-style-name="western" style:family="paragraph">
      <style:paragraph-properties fo:margin-bottom="0in"/>
    </style:style>
    <style:style style:name="T20" style:parent-style-name="Policepardéfaut" style:family="text">
      <style:text-properties fo:font-weight="bold" style:font-weight-asian="bold" style:font-weight-complex="bold"/>
    </style:style>
    <style:style style:name="T21" style:parent-style-name="Policepardéfaut" style:family="text">
      <style:text-properties fo:language="en" fo:country="US"/>
    </style:style>
    <style:style style:name="P22" style:parent-style-name="western" style:family="paragraph">
      <style:paragraph-properties fo:margin-bottom="0in"/>
      <style:text-properties fo:language="en" fo:country="US"/>
    </style:style>
    <style:style style:name="P23" style:parent-style-name="western" style:family="paragraph">
      <style:paragraph-properties fo:margin-bottom="0in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T25" style:parent-style-name="Policepardéfaut" style:family="text">
      <style:text-properties fo:language="en" fo:country="US"/>
    </style:style>
    <style:style style:name="P26" style:parent-style-name="western" style:family="paragraph">
      <style:paragraph-properties fo:margin-bottom="0in"/>
    </style:style>
    <style:style style:name="T27" style:parent-style-name="Policepardéfaut" style:family="text">
      <style:text-properties fo:font-weight="bold" style:font-weight-asian="bold" style:font-weight-complex="bold"/>
    </style:style>
    <style:style style:name="T28" style:parent-style-name="Policepardéfaut" style:family="text">
      <style:text-properties fo:language="en" fo:country="US"/>
    </style:style>
    <style:style style:name="P29" style:parent-style-name="western" style:family="paragraph">
      <style:paragraph-properties fo:margin-bottom="0in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T31" style:parent-style-name="Policepardéfaut" style:family="text">
      <style:text-properties fo:language="en" fo:country="US"/>
    </style:style>
    <style:style style:name="P32" style:parent-style-name="western" style:family="paragraph">
      <style:paragraph-properties fo:margin-bottom="0in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T34" style:parent-style-name="Policepardéfaut" style:family="text">
      <style:text-properties fo:language="en" fo:country="US"/>
    </style:style>
    <style:style style:name="P35" style:parent-style-name="western" style:family="paragraph">
      <style:paragraph-properties fo:margin-bottom="0in"/>
    </style:style>
    <style:style style:name="T36" style:parent-style-name="Policepardéfaut" style:family="text">
      <style:text-properties fo:font-weight="bold" style:font-weight-asian="bold" style:font-weight-complex="bold"/>
    </style:style>
    <style:style style:name="T37" style:parent-style-name="Policepardéfaut" style:family="text">
      <style:text-properties fo:language="en" fo:country="US"/>
    </style:style>
    <style:style style:name="T38" style:parent-style-name="Policepardéfaut" style:family="text">
      <style:text-properties fo:language="en" fo:country="US"/>
    </style:style>
    <style:style style:name="T39" style:parent-style-name="Policepardéfaut" style:family="text">
      <style:text-properties fo:font-weight="bold" style:font-weight-asian="bold" style:font-weight-complex="bold"/>
    </style:style>
    <style:style style:name="T40" style:parent-style-name="Policepardéfaut" style:family="text">
      <style:text-properties fo:language="en" fo:country="US"/>
    </style:style>
    <style:style style:name="T41" style:parent-style-name="Policepardéfaut" style:family="text">
      <style:text-properties fo:language="en" fo:country="US"/>
    </style:style>
    <style:style style:name="T42" style:parent-style-name="Policepardéfaut" style:family="text">
      <style:text-properties fo:font-weight="bold" style:font-weight-asian="bold" style:font-weight-complex="bold"/>
    </style:style>
    <style:style style:name="T43" style:parent-style-name="Policepardéfaut" style:family="text">
      <style:text-properties fo:language="en" fo:country="US"/>
    </style:style>
    <style:style style:name="P44" style:parent-style-name="western" style:family="paragraph">
      <style:paragraph-properties fo:margin-bottom="0in"/>
    </style:style>
    <style:style style:name="T45" style:parent-style-name="Policepardéfaut" style:family="text">
      <style:text-properties fo:font-weight="bold" style:font-weight-asian="bold" style:font-weight-complex="bold"/>
    </style:style>
    <style:style style:name="T46" style:parent-style-name="Policepardéfaut" style:family="text">
      <style:text-properties fo:language="en" fo:country="US"/>
    </style:style>
    <style:style style:name="P47" style:parent-style-name="western" style:family="paragraph">
      <style:paragraph-properties fo:margin-bottom="0in"/>
    </style:style>
    <style:style style:name="T48" style:parent-style-name="Policepardéfaut" style:family="text">
      <style:text-properties fo:font-weight="bold" style:font-weight-asian="bold" style:font-weight-complex="bold"/>
    </style:style>
    <style:style style:name="T49" style:parent-style-name="Policepardéfaut" style:family="text">
      <style:text-properties fo:language="en" fo:country="US"/>
    </style:style>
    <style:style style:name="P50" style:parent-style-name="western" style:family="paragraph">
      <style:paragraph-properties fo:margin-bottom="0in"/>
    </style:style>
    <style:style style:name="T51" style:parent-style-name="Policepardéfaut" style:family="text">
      <style:text-properties fo:font-weight="bold" style:font-weight-asian="bold" style:font-weight-complex="bold" fo:language="en" fo:country="US"/>
    </style:style>
    <style:style style:name="P52" style:parent-style-name="western" style:family="paragraph">
      <style:paragraph-properties fo:margin-bottom="0in"/>
    </style:style>
    <style:style style:name="T53" style:parent-style-name="Policepardéfaut" style:family="text">
      <style:text-properties fo:font-weight="bold" style:font-weight-asian="bold" style:font-weight-complex="bold" fo:language="en" fo:country="US"/>
    </style:style>
    <style:style style:name="P54" style:parent-style-name="western" style:family="paragraph">
      <style:paragraph-properties fo:margin-bottom="0in"/>
    </style:style>
    <style:style style:name="T55" style:parent-style-name="Policepardéfaut" style:family="text">
      <style:text-properties fo:font-weight="bold" style:font-weight-asian="bold" style:font-weight-complex="bold"/>
    </style:style>
    <style:style style:name="T56" style:parent-style-name="Policepardéfaut" style:family="text">
      <style:text-properties fo:font-weight="bold" style:font-weight-asian="bold" style:font-weight-complex="bold"/>
    </style:style>
    <style:style style:name="P57" style:parent-style-name="western" style:family="paragraph">
      <style:paragraph-properties fo:margin-bottom="0in"/>
    </style:style>
    <style:style style:name="T58" style:parent-style-name="Policepardéfaut" style:family="text">
      <style:text-properties fo:font-weight="bold" style:font-weight-asian="bold" style:font-weight-complex="bold"/>
    </style:style>
    <style:style style:name="T59" style:parent-style-name="Policepardéfaut" style:family="text">
      <style:text-properties fo:language="en" fo:country="US"/>
    </style:style>
    <style:style style:name="P60" style:parent-style-name="western" style:family="paragraph">
      <style:paragraph-properties fo:margin-bottom="0in"/>
    </style:style>
    <style:style style:name="T61" style:parent-style-name="Policepardéfaut" style:family="text">
      <style:text-properties fo:font-weight="bold" style:font-weight-asian="bold" style:font-weight-complex="bold"/>
    </style:style>
    <style:style style:name="T62" style:parent-style-name="Policepardéfaut" style:family="text">
      <style:text-properties fo:language="en" fo:country="US"/>
    </style:style>
    <style:style style:name="P63" style:parent-style-name="western" style:family="paragraph">
      <style:paragraph-properties fo:margin-bottom="0in"/>
    </style:style>
    <style:style style:name="T64" style:parent-style-name="Policepardéfaut" style:family="text">
      <style:text-properties fo:font-weight="bold" style:font-weight-asian="bold" style:font-weight-complex="bold"/>
    </style:style>
    <style:style style:name="T65" style:parent-style-name="Policepardéfaut" style:family="text">
      <style:text-properties fo:language="en" fo:country="US"/>
    </style:style>
    <style:style style:name="P66" style:parent-style-name="western" style:family="paragraph">
      <style:paragraph-properties fo:margin-bottom="0in"/>
    </style:style>
    <style:style style:name="T67" style:parent-style-name="Policepardéfaut" style:family="text">
      <style:text-properties fo:font-weight="bold" style:font-weight-asian="bold" style:font-weight-complex="bold"/>
    </style:style>
    <style:style style:name="T68" style:parent-style-name="Policepardéfaut" style:family="text">
      <style:text-properties fo:language="en" fo:country="US"/>
    </style:style>
    <style:style style:name="P69" style:parent-style-name="western" style:family="paragraph">
      <style:paragraph-properties fo:margin-bottom="0in"/>
    </style:style>
    <style:style style:name="T70" style:parent-style-name="Policepardéfaut" style:family="text">
      <style:text-properties fo:font-weight="bold" style:font-weight-asian="bold" style:font-weight-complex="bold"/>
    </style:style>
    <style:style style:name="T71" style:parent-style-name="Policepardéfaut" style:family="text">
      <style:text-properties fo:language="en" fo:country="US"/>
    </style:style>
    <style:style style:name="P72" style:parent-style-name="western" style:family="paragraph">
      <style:paragraph-properties fo:margin-bottom="0in"/>
    </style:style>
    <style:style style:name="T73" style:parent-style-name="Policepardéfaut" style:family="text">
      <style:text-properties fo:font-weight="bold" style:font-weight-asian="bold" style:font-weight-complex="bold"/>
    </style:style>
    <style:style style:name="P74" style:parent-style-name="western" style:family="paragraph">
      <style:paragraph-properties fo:margin-bottom="0in"/>
    </style:style>
    <style:style style:name="T75" style:parent-style-name="Policepardéfaut" style:family="text">
      <style:text-properties fo:font-weight="bold" style:font-weight-asian="bold" style:font-weight-complex="bold"/>
    </style:style>
    <style:style style:name="T76" style:parent-style-name="Policepardéfaut" style:family="text">
      <style:text-properties fo:language="en" fo:country="US"/>
    </style:style>
    <style:style style:name="P77" style:parent-style-name="western" style:family="paragraph">
      <style:paragraph-properties fo:margin-bottom="0in"/>
    </style:style>
    <style:style style:name="T78" style:parent-style-name="Policepardéfaut" style:family="text">
      <style:text-properties fo:font-weight="bold" style:font-weight-asian="bold" style:font-weight-complex="bold"/>
    </style:style>
    <style:style style:name="T79" style:parent-style-name="Policepardéfaut" style:family="text">
      <style:text-properties fo:language="en" fo:country="US"/>
    </style:style>
    <style:style style:name="P80" style:parent-style-name="western" style:family="paragraph">
      <style:paragraph-properties fo:margin-bottom="0in"/>
    </style:style>
    <style:style style:name="T81" style:parent-style-name="Policepardéfaut" style:family="text">
      <style:text-properties fo:font-weight="bold" style:font-weight-asian="bold" style:font-weight-complex="bold"/>
    </style:style>
    <style:style style:name="T82" style:parent-style-name="Policepardéfaut" style:family="text">
      <style:text-properties fo:language="en" fo:country="US"/>
    </style:style>
    <style:style style:name="P83" style:parent-style-name="western" style:family="paragraph">
      <style:paragraph-properties fo:margin-bottom="0in"/>
    </style:style>
    <style:style style:name="T84" style:parent-style-name="Policepardéfaut" style:family="text">
      <style:text-properties fo:font-weight="bold" style:font-weight-asian="bold" style:font-weight-complex="bold"/>
    </style:style>
    <style:style style:name="T85" style:parent-style-name="Policepardéfaut" style:family="text">
      <style:text-properties fo:language="en" fo:country="US"/>
    </style:style>
    <style:style style:name="P86" style:parent-style-name="western" style:family="paragraph">
      <style:paragraph-properties fo:margin-bottom="0in"/>
    </style:style>
    <style:style style:name="T87" style:parent-style-name="Policepardéfaut" style:family="text">
      <style:text-properties fo:font-weight="bold" style:font-weight-asian="bold" style:font-weight-complex="bold"/>
    </style:style>
    <style:style style:name="T88" style:parent-style-name="Policepardéfaut" style:family="text">
      <style:text-properties fo:language="en" fo:country="US"/>
    </style:style>
    <style:style style:name="P89" style:parent-style-name="western" style:family="paragraph">
      <style:paragraph-properties fo:margin-bottom="0in"/>
    </style:style>
    <style:style style:name="T90" style:parent-style-name="Policepardéfaut" style:family="text">
      <style:text-properties fo:font-weight="bold" style:font-weight-asian="bold" style:font-weight-complex="bold"/>
    </style:style>
    <style:style style:name="P91" style:parent-style-name="western" style:family="paragraph">
      <style:paragraph-properties fo:margin-bottom="0in"/>
    </style:style>
    <style:style style:name="T92" style:parent-style-name="Policepardéfaut" style:family="text">
      <style:text-properties fo:font-weight="bold" style:font-weight-asian="bold" style:font-weight-complex="bold"/>
    </style:style>
    <style:style style:name="T93" style:parent-style-name="Policepardéfaut" style:family="text">
      <style:text-properties fo:language="en" fo:country="US"/>
    </style:style>
    <style:style style:name="P94" style:parent-style-name="western" style:family="paragraph">
      <style:paragraph-properties fo:margin-bottom="0in"/>
    </style:style>
    <style:style style:name="T95" style:parent-style-name="Policepardéfaut" style:family="text">
      <style:text-properties fo:font-weight="bold" style:font-weight-asian="bold" style:font-weight-complex="bold"/>
    </style:style>
    <style:style style:name="T96" style:parent-style-name="Policepardéfaut" style:family="text">
      <style:text-properties fo:language="en" fo:country="US"/>
    </style:style>
    <style:style style:name="P97" style:parent-style-name="western" style:family="paragraph">
      <style:paragraph-properties fo:margin-bottom="0in"/>
    </style:style>
    <style:style style:name="T98" style:parent-style-name="Policepardéfaut" style:family="text">
      <style:text-properties fo:font-weight="bold" style:font-weight-asian="bold" style:font-weight-complex="bold"/>
    </style:style>
    <style:style style:name="T99" style:parent-style-name="Policepardéfaut" style:family="text">
      <style:text-properties fo:language="en" fo:country="US"/>
    </style:style>
    <style:style style:name="T100" style:parent-style-name="Policepardéfau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01" style:parent-style-name="Policepardéfaut" style:family="text">
      <style:text-properties fo:language="en" fo:country="US"/>
    </style:style>
    <style:style style:name="P102" style:parent-style-name="western" style:list-style-name="LFO1" style:family="paragraph">
      <style:paragraph-properties fo:margin-bottom="0in"/>
    </style:style>
    <style:style style:name="T103" style:parent-style-name="Policepardéfaut" style:family="text">
      <style:text-properties fo:font-weight="bold" style:font-weight-asian="bold" style:font-weight-complex="bold"/>
    </style:style>
    <style:style style:name="T104" style:parent-style-name="Policepardéfaut" style:family="text">
      <style:text-properties fo:language="en" fo:country="US"/>
    </style:style>
    <style:style style:name="P105" style:parent-style-name="western" style:list-style-name="LFO1" style:family="paragraph">
      <style:paragraph-properties fo:margin-bottom="0in"/>
    </style:style>
    <style:style style:name="T106" style:parent-style-name="Policepardéfaut" style:family="text">
      <style:text-properties fo:font-weight="bold" style:font-weight-asian="bold" style:font-weight-complex="bold"/>
    </style:style>
    <style:style style:name="T107" style:parent-style-name="Policepardéfaut" style:family="text">
      <style:text-properties fo:language="en" fo:country="US"/>
    </style:style>
    <style:style style:name="P108" style:parent-style-name="western" style:list-style-name="LFO1" style:family="paragraph">
      <style:paragraph-properties fo:margin-bottom="0in"/>
    </style:style>
    <style:style style:name="T109" style:parent-style-name="Policepardéfaut" style:family="text">
      <style:text-properties fo:font-weight="bold" style:font-weight-asian="bold" style:font-weight-complex="bold"/>
    </style:style>
    <style:style style:name="T110" style:parent-style-name="Policepardéfaut" style:family="text">
      <style:text-properties fo:language="en" fo:country="US"/>
    </style:style>
    <style:style style:name="P111" style:parent-style-name="western" style:list-style-name="LFO1" style:family="paragraph">
      <style:paragraph-properties fo:margin-bottom="0in"/>
    </style:style>
    <style:style style:name="T112" style:parent-style-name="Policepardéfaut" style:family="text">
      <style:text-properties fo:font-weight="bold" style:font-weight-asian="bold" style:font-weight-complex="bold"/>
    </style:style>
    <style:style style:name="T113" style:parent-style-name="Policepardéfaut" style:family="text">
      <style:text-properties fo:language="en" fo:country="US"/>
    </style:style>
    <style:style style:name="P114" style:parent-style-name="western" style:list-style-name="LFO1" style:family="paragraph">
      <style:paragraph-properties fo:margin-bottom="0in"/>
    </style:style>
    <style:style style:name="T115" style:parent-style-name="Policepardéfaut" style:family="text">
      <style:text-properties fo:font-weight="bold" style:font-weight-asian="bold" style:font-weight-complex="bold"/>
    </style:style>
    <style:style style:name="T116" style:parent-style-name="Policepardéfaut" style:family="text">
      <style:text-properties fo:language="en" fo:country="US"/>
    </style:style>
    <style:style style:name="P117" style:parent-style-name="western" style:family="paragraph">
      <style:paragraph-properties fo:margin-bottom="0in"/>
    </style:style>
    <style:style style:name="T118" style:parent-style-name="Policepardéfaut" style:family="text">
      <style:text-properties fo:font-weight="bold" style:font-weight-asian="bold" style:font-weight-complex="bold"/>
    </style:style>
    <style:style style:name="T119" style:parent-style-name="Policepardéfaut" style:family="text">
      <style:text-properties fo:language="en" fo:country="US"/>
    </style:style>
    <style:style style:name="P120" style:parent-style-name="western" style:family="paragraph">
      <style:paragraph-properties fo:margin-bottom="0in"/>
    </style:style>
    <style:style style:name="T121" style:parent-style-name="Policepardéfaut" style:family="text">
      <style:text-properties fo:font-weight="bold" style:font-weight-asian="bold" style:font-weight-complex="bold"/>
    </style:style>
    <style:style style:name="T122" style:parent-style-name="Policepardéfaut" style:family="text">
      <style:text-properties fo:language="en" fo:country="US"/>
    </style:style>
    <style:style style:name="P123" style:parent-style-name="western" style:family="paragraph">
      <style:paragraph-properties fo:margin-bottom="0in"/>
    </style:style>
    <style:style style:name="T124" style:parent-style-name="Policepardéfaut" style:family="text">
      <style:text-properties fo:font-weight="bold" style:font-weight-asian="bold" style:font-weight-complex="bold"/>
    </style:style>
    <style:style style:name="T125" style:parent-style-name="Policepardéfaut" style:family="text">
      <style:text-properties fo:font-weight="bold" style:font-weight-asian="bold" style:font-weight-complex="bold"/>
    </style:style>
    <style:style style:name="T126" style:parent-style-name="Policepardéfaut" style:family="text">
      <style:text-properties fo:language="en" fo:country="US"/>
    </style:style>
    <style:style style:name="T127" style:parent-style-name="Policepardéfaut" style:family="text">
      <style:text-properties fo:language="en" fo:country="US"/>
    </style:style>
    <style:style style:name="T128" style:parent-style-name="Policepardéfaut" style:family="text">
      <style:text-properties fo:font-weight="bold" style:font-weight-asian="bold" style:font-weight-complex="bold"/>
    </style:style>
    <style:style style:name="T129" style:parent-style-name="Policepardéfaut" style:family="text">
      <style:text-properties fo:language="en" fo:country="US"/>
    </style:style>
    <style:style style:name="P130" style:parent-style-name="western" style:family="paragraph">
      <style:paragraph-properties fo:margin-bottom="0in"/>
    </style:style>
    <style:style style:name="T131" style:parent-style-name="Policepardéfaut" style:family="text">
      <style:text-properties fo:font-weight="bold" style:font-weight-asian="bold" style:font-weight-complex="bold"/>
    </style:style>
    <style:style style:name="T132" style:parent-style-name="Policepardéfaut" style:family="text">
      <style:text-properties fo:language="en" fo:country="US"/>
    </style:style>
    <style:style style:name="P133" style:parent-style-name="western" style:family="paragraph">
      <style:paragraph-properties fo:margin-bottom="0in"/>
    </style:style>
    <style:style style:name="T134" style:parent-style-name="Policepardéfaut" style:family="text">
      <style:text-properties fo:font-weight="bold" style:font-weight-asian="bold" style:font-weight-complex="bold"/>
    </style:style>
    <style:style style:name="T135" style:parent-style-name="Policepardéfaut" style:family="text">
      <style:text-properties fo:language="en" fo:country="US"/>
    </style:style>
    <style:style style:name="P136" style:parent-style-name="western" style:family="paragraph">
      <style:paragraph-properties fo:margin-bottom="0in"/>
    </style:style>
    <style:style style:name="T137" style:parent-style-name="Policepardéfaut" style:family="text">
      <style:text-properties fo:font-weight="bold" style:font-weight-asian="bold" style:font-weight-complex="bold" fo:language="en" fo:country="US"/>
    </style:style>
    <style:style style:name="T138" style:parent-style-name="Policepardéfaut" style:family="text">
      <style:text-properties fo:font-weight="bold" style:font-weight-asian="bold" style:font-weight-complex="bold" fo:language="en" fo:country="US"/>
    </style:style>
    <style:style style:name="P139" style:parent-style-name="western" style:family="paragraph">
      <style:paragraph-properties fo:margin-bottom="0in"/>
    </style:style>
    <style:style style:name="T140" style:parent-style-name="Policepardéfaut" style:family="text">
      <style:text-properties fo:font-weight="bold" style:font-weight-asian="bold" style:font-weight-complex="bold"/>
    </style:style>
    <style:style style:name="T141" style:parent-style-name="Policepardéfaut" style:family="text">
      <style:text-properties fo:language="en" fo:country="US"/>
    </style:style>
    <style:style style:name="P142" style:parent-style-name="western" style:family="paragraph">
      <style:paragraph-properties fo:margin-bottom="0in"/>
    </style:style>
    <style:style style:name="T143" style:parent-style-name="Policepardéfaut" style:family="text">
      <style:text-properties fo:font-weight="bold" style:font-weight-asian="bold" style:font-weight-complex="bold" fo:language="en" fo:country="US"/>
    </style:style>
    <style:style style:name="T144" style:parent-style-name="Policepardéfaut" style:family="text">
      <style:text-properties fo:font-weight="bold" style:font-weight-asian="bold" style:font-weight-complex="bold" fo:language="en" fo:country="US"/>
    </style:style>
    <style:style style:name="P145" style:parent-style-name="western" style:family="paragraph">
      <style:paragraph-properties fo:margin-bottom="0in"/>
    </style:style>
    <style:style style:name="T146" style:parent-style-name="Policepardéfaut" style:family="text">
      <style:text-properties fo:font-weight="bold" style:font-weight-asian="bold" style:font-weight-complex="bold"/>
    </style:style>
    <style:style style:name="T147" style:parent-style-name="Policepardéfaut" style:family="text">
      <style:text-properties fo:language="en" fo:country="US"/>
    </style:style>
    <style:style style:name="P148" style:parent-style-name="western" style:family="paragraph">
      <style:paragraph-properties fo:margin-bottom="0in"/>
    </style:style>
    <style:style style:name="T149" style:parent-style-name="Policepardéfaut" style:family="text">
      <style:text-properties fo:font-weight="bold" style:font-weight-asian="bold" style:font-weight-complex="bold"/>
    </style:style>
    <style:style style:name="T150" style:parent-style-name="Policepardéfaut" style:family="text">
      <style:text-properties fo:language="en" fo:country="US"/>
    </style:style>
    <style:style style:name="P151" style:parent-style-name="western" style:family="paragraph">
      <style:paragraph-properties fo:margin-bottom="0in"/>
    </style:style>
    <style:style style:name="T152" style:parent-style-name="Policepardéfaut" style:family="text">
      <style:text-properties fo:font-weight="bold" style:font-weight-asian="bold" style:font-weight-complex="bold"/>
    </style:style>
    <style:style style:name="T153" style:parent-style-name="Policepardéfaut" style:family="text">
      <style:text-properties fo:language="en" fo:country="US"/>
    </style:style>
    <style:style style:name="P154" style:parent-style-name="western" style:family="paragraph">
      <style:paragraph-properties fo:margin-bottom="0in"/>
    </style:style>
    <style:style style:name="T155" style:parent-style-name="Policepardéfaut" style:family="text">
      <style:text-properties fo:font-weight="bold" style:font-weight-asian="bold" style:font-weight-complex="bold"/>
    </style:style>
    <style:style style:name="T156" style:parent-style-name="Policepardéfaut" style:family="text">
      <style:text-properties fo:language="en" fo:country="US"/>
    </style:style>
    <style:style style:name="P157" style:parent-style-name="western" style:family="paragraph">
      <style:paragraph-properties fo:margin-bottom="0in"/>
    </style:style>
    <style:style style:name="T158" style:parent-style-name="Policepardéfaut" style:family="text">
      <style:text-properties fo:font-weight="bold" style:font-weight-asian="bold" style:font-weight-complex="bold"/>
    </style:style>
    <style:style style:name="T159" style:parent-style-name="Policepardéfaut" style:family="text">
      <style:text-properties fo:language="en" fo:country="US"/>
    </style:style>
    <style:style style:name="P160" style:parent-style-name="western" style:family="paragraph">
      <style:paragraph-properties fo:margin-bottom="0in"/>
    </style:style>
    <style:style style:name="T161" style:parent-style-name="Policepardéfaut" style:family="text">
      <style:text-properties fo:font-weight="bold" style:font-weight-asian="bold" style:font-weight-complex="bold"/>
    </style:style>
    <style:style style:name="T162" style:parent-style-name="Policepardéfaut" style:family="text">
      <style:text-properties fo:font-weight="bold" style:font-weight-asian="bold" style:font-weight-complex="bold"/>
    </style:style>
    <style:style style:name="T163" style:parent-style-name="Policepardéfaut" style:family="text">
      <style:text-properties fo:font-weight="bold" style:font-weight-asian="bold" style:font-weight-complex="bold"/>
    </style:style>
    <style:style style:name="T164" style:parent-style-name="Policepardéfaut" style:family="text">
      <style:text-properties fo:language="en" fo:country="US"/>
    </style:style>
    <style:style style:name="P165" style:parent-style-name="western" style:family="paragraph">
      <style:paragraph-properties fo:margin-bottom="0in"/>
    </style:style>
    <style:style style:name="T166" style:parent-style-name="Policepardéfaut" style:family="text">
      <style:text-properties fo:font-weight="bold" style:font-weight-asian="bold" style:font-weight-complex="bold"/>
    </style:style>
    <style:style style:name="T167" style:parent-style-name="Policepardéfaut" style:family="text">
      <style:text-properties fo:language="en" fo:country="US"/>
    </style:style>
    <style:style style:name="P168" style:parent-style-name="western" style:family="paragraph">
      <style:paragraph-properties fo:margin-bottom="0in"/>
    </style:style>
    <style:style style:name="T169" style:parent-style-name="Policepardéfaut" style:family="text">
      <style:text-properties fo:font-weight="bold" style:font-weight-asian="bold" style:font-weight-complex="bold"/>
    </style:style>
    <style:style style:name="T170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<text:span text:style-name="T2">COURS DE DIPLOMATIE</text:span></text:p>
      <text:p text:style-name="P3"><text:span text:style-name="T4">Un guide</text:span><text:span text:style-name="T5"><text:s/></text:span><text:span text:style-name="T6">en<text:s/></text:span><text:span text:style-name="T7">5 Minute</text:span><text:span text:style-name="T8">s</text:span><text:span text:style-name="T9"><text:s/>par</text:span><text:span text:style-name="T10"><text:s/></text:span><text:span text:style-name="T11">Edi</text:span><text:span text:style-name="T12"><text:s/></text:span><text:span text:style-name="T13">Birsan</text:span><text:span text:style-name="T14">.</text:span></text:p>
      <text:p text:style-name="P15"><text:span text:style-name="T16">(</text:span><text:span text:style-name="T17">Juillet 2006)</text:span></text:p>
      <text:p text:style-name="P18"/>
      <text:p text:style-name="P19"><text:span text:style-name="T20">Joueurs :</text:span><text:span text:style-name="T21"><text:s/></text:span>il y a 7 joueurs dans la partie, un pour chacune des puissances principales en Europe en 1901 :<text:s/></text:p>
      <text:p text:style-name="P22">Angleterre, France, Allemagne, Italie, Autriche,<text:s/>Russie et Turquie.</text:p>
      <text:p text:style-name="P23"><text:span text:style-name="T24">Les tours sont divisés</text:span><text:span text:style-name="T25"><text:s/></text:span>: Printemps et Automne avec la partie commençant au Printemps 1901.</text:p>
      <text:p text:style-name="P26"><text:span text:style-name="T27">Les joueurs discutent</text:span><text:span text:style-name="T28"><text:s/></text:span>leurs plans pour leurs pièces confidentiellement au début des Mouvements d 'Automne et de Printemps.</text:p>
      <text:p text:style-name="P29"><text:span text:style-name="T30">Vous n'êtes liés</text:span><text:span text:style-name="T31"><text:s/></text:span>par rien de ce que vous dites ou faites avec un autre joueur.</text:p>
      <text:p text:style-name="P32"><text:span text:style-name="T33">Les joueurs notent</text:span><text:span text:style-name="T34"><text:s/></text:span>secrètement leurs ordres à leurs pièces et ensuite ils sont révélés et jugés simultanément.</text:p>
      <text:p text:style-name="P35"><text:span text:style-name="T36">Des abréviations</text:span><text:span text:style-name="T37"><text:s/></text:span>pour l'écriture est inscrite sur la carte de conférence avec<text:span text:style-name="T38"><text:s/></text:span><text:span text:style-name="T39">S</text:span><text:span text:style-name="T40"><text:s/></text:span>pour le Soutien et<text:span text:style-name="T41"><text:s/></text:span><text:span text:style-name="T42">C</text:span><text:span text:style-name="T43"><text:s/></text:span>pour le Convoi.</text:p>
      <text:p text:style-name="P44"><text:span text:style-name="T45">En écrivant un soutien</text:span><text:span text:style-name="T46"><text:s/></text:span>pour une pièce pour se déplacer vous devez écrire où la pièce cible se rend.</text:p>
      <text:p text:style-name="P47"><text:span text:style-name="T48">Il n'y a aucune discussion</text:span><text:span text:style-name="T49"><text:s/></text:span>quand les joueurs doivent reculer ou réaliser les ajustements (pour les parties<text:s/>sur table<text:s/>pour économiser du temps).</text:p>
      <text:p text:style-name="P50"><text:span text:style-name="T51">La carte est divisée en espaces nommés différemment (appelés des provinces dans le jeu).</text:span></text:p>
      <text:p text:style-name="P52"><text:span text:style-name="T53">Les provinces peuvent être maritimes ou terrestres. Les provinces terrestres peuvent être côtières ou intérieures.</text:span></text:p>
      <text:p text:style-name="P54"><text:span text:style-name="T55">Des subdivisions<text:s/></text:span><text:span text:style-name="T56">de côtes<text:s/></text:span>existent à Saint-Pétersbourg, la Bulgarie et l'Espagne. Une flotte dans ces provinces doit être sur une côte ou une autre.</text:p>
      <text:p text:style-name="P57"><text:span text:style-name="T58">Il y a 34</text:span><text:span text:style-name="T59"><text:s/></text:span>centres d’approvisionnement sur la carte (étoiles/points) dispersés dans 75 provinces nommées.</text:p>
      <text:p text:style-name="P60"><text:span text:style-name="T61">Pour gagner</text:span><text:span text:style-name="T62"><text:s/></text:span>vous avez besoin de 18 centres d’approvisionnement à la fin d'un mouvement<text:s/>d'Automne.</text:p>
      <text:p text:style-name="P63"><text:span text:style-name="T64">Les joueurs commencent</text:span><text:span text:style-name="T65"><text:s/></text:span>par 3 ou 4 centres<text:s/>d’approvisionnement ;<text:s/>ceux-ci sont vos centres de départ dans une des 7 grandes puissances.</text:p>
      <text:p text:style-name="P66"><text:span text:style-name="T67">Les deux types de pièces</text:span><text:span text:style-name="T68"><text:s/></text:span>sont : Armée et Flotte.</text:p>
      <text:p text:style-name="P69"><text:span text:style-name="T70">Pour chaque centre d’approvisionnement possédé</text:span><text:span text:style-name="T71"><text:s/></text:span>à la fin de l'Automne vous pouvez avoir une pièce sur le plateau.</text:p>
      <text:p text:style-name="P72"><text:span text:style-name="T73">Si vous manquez<text:s/></text:span>de pièces vous en construisez de nouvelles dans des centres de départ inoccupés.</text:p>
      <text:p text:style-name="P74"><text:span text:style-name="T75">Si vous avez plus</text:span><text:span text:style-name="T76"><text:s/></text:span>de pièces que<text:s/>des centres d’approvisionnement vous devez réduire vos pièces pour égaler le nombre de centres d’approvisionnement.</text:p>
      <text:p text:style-name="P77"><text:span text:style-name="T78">Chaque pièce a la même force</text:span><text:span text:style-name="T79"><text:s/></text:span>donc se déplace avec une force de 1 plus 1 pour chacun de ses soutiens.</text:p>
      <text:p text:style-name="P80"><text:span text:style-name="T81">Une Armée peut se déplacer</text:span><text:span text:style-name="T82"><text:s/></text:span>ou prêter l'appui pour une autre pièce pour déplacer vers ou tenir une terre adjacente ou une province de terre côtière.</text:p>
      <text:p text:style-name="P83"><text:span text:style-name="T84">Une Flotte peut se déplacer</text:span><text:span text:style-name="T85"><text:s/></text:span>ou prêter l'appui pour une autre pièce pour se déplacer vers ou tenir une province maritime ou de terre côtière adjacente ou convoyer une Armée à une province côtière.</text:p>
      <text:p text:style-name="P86"><text:span text:style-name="T87">Une seule pièce</text:span><text:span text:style-name="T88"><text:s/></text:span>peut être dans une province à tout instant.</text:p>
      <text:p text:style-name="P89"><text:span text:style-name="T90">Vous pouvez déplacer toutes<text:s/></text:span>ou certaines de vos pièces chaque tour.</text:p>
      <text:p text:style-name="P91"><text:span text:style-name="T92">Une pièce se déplace seulement d’une</text:span><text:span text:style-name="T93"><text:s/></text:span>province à la fois vers une province adjacente à moins que ce ne soit une Armée convoyée.</text:p>
      <text:p text:style-name="P94"><text:span text:style-name="T95">Pas de commutation.</text:span><text:span text:style-name="T96"><text:s/></text:span>Les unités qui ont chacune reçu l’ordre d’aller à la province de l’autre ne commutent à moins que l'une ne soit convoyée.</text:p>
      <text:p text:style-name="P97"><text:span text:style-name="T98">Votre pièce peut seulement faire</text:span><text:span text:style-name="T99"><text:s/></text:span><text:span text:style-name="T100">une</text:span><text:span text:style-name="T101"><text:s/></text:span>des choses suivantes à n'importe quelle tour :</text:p>
      <text:list text:style-name="LFO1" text:continue-numbering="true">
        <text:list-item>
          <text:p text:style-name="P102"><text:span text:style-name="T103">SE DÉPLACER</text:span><text:span text:style-name="T104"><text:s/></text:span>vers une province adjacente ou être convoyée d'une province de terre côtière à une province de terre côtière. (Les Flottes dans des côtes subdivisées peuvent seulement se déplacer vers la province de terre côtière adjacente ou des provinces maritimes.)</text:p>
        </text:list-item>
        <text:list-item>
          <text:p text:style-name="P105"><text:span text:style-name="T106">SOUTENIR DÉFENSIVEMENT</text:span><text:span text:style-name="T107"><text:s/></text:span>pour défendre une autre pièce adjacente en place si vous pourriez vous y rendre et qu’elle ne se déplace pas.</text:p>
        </text:list-item>
        <text:list-item>
          <text:p text:style-name="P108"><text:span text:style-name="T109">SOUTENIR OFFENSIVEMENT</text:span><text:span text:style-name="T110"><text:s/></text:span>une pièce spécifique pour attaquer une autre province vers laquelle votre unité pourrait se<text:s/>rendre ;<text:s/>les flottes dans des côtes subdivisées peuvent seulement soutenir des mouvements vers une province vers laquelle ils pourraient s'être rendu.</text:p>
        </text:list-item>
        <text:list-item>
          <text:p text:style-name="P111"><text:span text:style-name="T112">CONVOYER</text:span><text:span text:style-name="T113"><text:s/></text:span>si c'est une flotte dans un espace maritime, vous pouvez aider dans le convoi<text:s/>d'une armée.</text:p>
        </text:list-item>
        <text:list-item>
          <text:p text:style-name="P114"><text:span text:style-name="T115">TENIR</text:span><text:span text:style-name="T116"><text:s/></text:span>(a aussi appelé « Rester en place ») en ne faisant rien.</text:p>
        </text:list-item>
      </text:list>
      <text:p text:style-name="P117"><text:span text:style-name="T118">En</text:span><text:span text:style-name="T119"><text:s/></text:span>fournissant un soutien vous ajoutez votre force à celui qui, se déplace vers, ou tient, une province.</text:p>
      <text:p text:style-name="P120"><text:span text:style-name="T121">Vous pouvez</text:span><text:span text:style-name="T122"><text:s/></text:span>soutenir les pièces d’autres personnes.</text:p>
      <text:p text:style-name="P123"><text:span text:style-name="T124">Rebond : si les<text:s/></text:span><text:span text:style-name="T125">unités de soutien égal</text:span><text:span text:style-name="T126"><text:s/></text:span>essayent de se déplacer vers une province inoccupée alors ils<text:span text:style-name="T127"><text:s/></text:span><text:span text:style-name="T128">REBONDISSENT</text:span><text:span text:style-name="T129"><text:s/></text:span>et personne n'entre.</text:p>
      <text:p text:style-name="P130"><text:span text:style-name="T131">Les soutiens sont COUPÉS</text:span><text:span text:style-name="T132"><text:s/></text:span>par une pièce se déplaçant vers celui qui soutient en partant d’un autre espace que celui contre lequel le soutien est dirigé.<text:s/></text:p>
      <text:p text:style-name="P133"><text:span text:style-name="T134">Pour expulser quelqu'un</text:span><text:span text:style-name="T135"><text:s/></text:span>d'une province cela exige que vous ayez la force plus grande que la pièce qui tient<text:s/>la province<text:s/>et tous ses soutiens Un mouvement avec un soutien et un tenant avec un soutien rebondissent.<text:s/></text:p>
      <text:p text:style-name="P136"><text:span text:style-name="T137">Les soutiens coupés ne com</text:span><text:span text:style-name="T138">ptent pas pour la détermination de qui a le plus de force.</text:span></text:p>
      <text:p text:style-name="P139"><text:span text:style-name="T140">Un convoi est un mouvement</text:span><text:span text:style-name="T141"><text:s/></text:span>d'une armée d’une province de terre côtière vers une autre par une flotte ou une chaîne de flottes dans des provinces adjacentes.</text:p>
      <text:p text:style-name="P142"><text:span text:style-name="T143">Une flotte dans une province de terre cô</text:span><text:span text:style-name="T144">tière ne peut pas convoyer.</text:span></text:p>
      <text:p text:style-name="P145"><text:span text:style-name="T146">Vous ne pouvez pas déloger</text:span><text:span text:style-name="T147"><text:s/></text:span>ou couper le soutien d'une de vos propres unités. Pas de « feu amical ». …</text:p>
      <text:p text:style-name="P148"><text:span text:style-name="T149">Les unités délogées</text:span><text:span text:style-name="T150"><text:s/></text:span>de leur province sont déplacées et doivent reculer vers une province adjacente libre vers laquelle ils<text:s/>pourraient autrement légalement se rendre.</text:p>
      <text:p text:style-name="P151"><text:span text:style-name="T152">Vous ne pouvez pas reculer</text:span><text:span text:style-name="T153"><text:s/></text:span>vers<text:s/>une province<text:s/>qui était le site d'un Rebond.</text:p>
      <text:p text:style-name="P154"><text:span text:style-name="T155">Vous ne pouvez pas reculer</text:span><text:span text:style-name="T156"><text:s/></text:span>par un convoi.</text:p>
      <text:p text:style-name="P157"><text:span text:style-name="T158">Si vous ne pouvez pas reculer</text:span><text:span text:style-name="T159"><text:s/></text:span>ou si vous décidez de ne pas reculer,<text:s/>la pièce<text:s/>est retirée du jeu,<text:s/>ce qui est<text:s/>parfois<text:s/>appelé “la retraite hors du plateau”<text:s/></text:p>
      <text:p text:style-name="P160"><text:span text:style-name="T161">Un</text:span><text:span text:style-name="T162">e</text:span><text:span text:style-name="T163"><text:s/>pièce qui est délogée</text:span><text:span text:style-name="T164"><text:s/></text:span>n'a aucun effet sur la<text:s/>province dont est venue l’attaque qui l'a délogée.</text:p>
      <text:p text:style-name="P165"><text:span text:style-name="T166">Une flotte qui convoie et qui est délogée</text:span><text:span text:style-name="T167"><text:s/></text:span>perturbe le convoi et le convoi utilisant un itinéraire incluant la flotte n'a pas lieu.</text:p>
      <text:p text:style-name="P168"><text:span text:style-name="T169">Singularités :</text:span><text:span text:style-name="T170"><text:s/></text:span>Kiel et Constantinople ont une côte simple en raison de leurs voies navigables (Kiel le Canal/Bosphore). Le Danemark est<text:s/>connecté<text:s/>avec la Suède donc les armées peuvent aller entre eux, mais les côtes danoises<text:s/>et suédoises ne sont pas divisées en deux. Comme toute province de terre côtière vous ne pouvez pas convoyer par le Danemark, Kiel ou Constantinopl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askerville Old Face" svg:font-family="Baskerville Old Face" style:font-family-generic="roman" style:font-pitch="variable" svg:panose-1="2 2 6 2 8 5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color="#000000" fo:font-size="12pt" style:font-size-asian="12pt" style:font-size-complex="12pt"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msonormal0" style:display-name="msonormal" style:family="paragraph" style:parent-style-name="Normal">
      <style:paragraph-properties fo:margin-top="0.0694in" fo:margin-bottom="0.0826in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826in"/>
      <style:text-properties fo:hyphenate="false"/>
    </style:style>
    <style:style style:name="western" style:display-name="western" style:family="paragraph" style:parent-style-name="Normal">
      <style:paragraph-properties fo:margin-top="0.0694in" fo:margin-bottom="0.0826in"/>
      <style:text-properties fo:font-size="10pt" style:font-size-asian="10pt" style:font-size-complex="10pt" fo:hyphenate="false"/>
    </style:style>
    <style:style style:name="cjk" style:display-name="cjk" style:family="paragraph" style:parent-style-name="Normal">
      <style:paragraph-properties fo:margin-top="0.0694in" fo:margin-bottom="0.0826in"/>
      <style:text-properties fo:font-size="10pt" style:font-size-asian="10pt" style:font-size-complex="10pt" fo:hyphenate="false"/>
    </style:style>
    <style:style style:name="ctl" style:display-name="ctl" style:family="paragraph" style:parent-style-name="Normal">
      <style:paragraph-properties fo:margin-top="0.0694in" fo:margin-bottom="0.0826in"/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tabbeurfou</dc:title>
    <dc:description/>
    <dc:subject/>
    <meta:initial-creator>Jeremie LEFRANCOIS</meta:initial-creator>
    <dc:creator>Jeremie LEFRANCOIS</dc:creator>
    <meta:creation-date>2021-11-22T08:31:00Z</meta:creation-date>
    <dc:date>2021-12-22T09:44:00Z</dc:date>
    <meta:template xlink:href="Normal.dotm" xlink:type="simple"/>
    <meta:editing-cycles>6</meta:editing-cycles>
    <meta:editing-duration>PT300S</meta:editing-duration>
    <meta:document-statistic meta:page-count="2" meta:paragraph-count="11" meta:word-count="919" meta:character-count="5967" meta:row-count="42" meta:non-whitespace-character-count="5059"/>
  </office:meta>
</office:document-meta>
</file>